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esloLGSDZ Nerd Font Mono" svg:font-family="'MesloLGSDZ Nerd Font Mon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879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bold" style:font-name-complex="DejaVu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First Autho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Venu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acticality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Griffioen</text:p>
          </table:table-cell>
          <table:table-cell office:value-type="string" calcext:value-type="string">
            <text:p>Examining Mirai's Battle over the Internet of Things</text:p>
          </table:table-cell>
          <table:table-cell office:value-type="string" calcext:value-type="string">
            <text:p>CCS 2020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nalyze Mirai variants and how they try to infect each other; findings are that infection rates mostly stay the same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hang</text:p>
          </table:table-cell>
          <table:table-cell office:value-type="string" calcext:value-type="string">
            <text:p>Enhancing State-of-the-art Classifiers with API Semantics to Detect Evolved Android Malware</text:p>
          </table:table-cell>
          <table:table-cell office:value-type="string" calcext:value-type="string">
            <text:p>CCS 20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Train ML models with API semantics to detect Android malwa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k</text:p>
          </table:table-cell>
          <table:table-cell office:value-type="string" calcext:value-type="string">
            <text:p>BlackMirror: Preventing Wallhacks in 3D Online FPS Games</text:p>
          </table:table-cell>
          <table:table-cell office:value-type="string" calcext:value-type="string">
            <text:p>CCS 20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tion game state into security-sensitive and not, then run security-sensitive parts of the game in a TE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en</text:p>
          </table:table-cell>
          <table:table-cell office:value-type="string" calcext:value-type="string">
            <text:p>Mnemosyne: An Effective and Efficient Postmortem Watering Hole Attack Investigation System</text:p>
          </table:table-cell>
          <table:table-cell office:value-type="string" calcext:value-type="string">
            <text:p>CCS 2020</text:p>
          </table:table-cell>
          <table:table-cell office:value-type="string" calcext:value-type="string">
            <text:p>Defense/Aud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ds forensic analysis on watering hole attac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iang</text:p>
          </table:table-cell>
          <table:table-cell office:value-type="string" calcext:value-type="string">
            <text:p>Pdiff: Semantic-based Patch Presence Testing for Downstream Kernels</text:p>
          </table:table-cell>
          <table:table-cell office:value-type="string" calcext:value-type="string">
            <text:p>CCS 2020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st for security patches in customized/forked downstream Linux kernels. Infers presence of patches using a similarity comparison, measuring distance between two kernel versions. No false positives at all in testing?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A Systematic Study of Elastic Objects in Kernel Exploitation</text:p>
          </table:table-cell>
          <table:table-cell office:value-type="string" calcext:value-type="string">
            <text:p>CCS 2020</text:p>
          </table:table-cell>
          <table:table-cell office:value-type="string" calcext:value-type="string">
            <text:p>Attack/Study/Defens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lready lots of ways to bypass kernel address randomization. This is probably not the most practical att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i</text:p>
          </table:table-cell>
          <table:table-cell office:value-type="string" calcext:value-type="string">
            <text:p>iDEA: Towards Static Analysis on the Security of Apple Kernel Drivers</text:p>
          </table:table-cell>
          <table:table-cell office:value-type="string" calcext:value-type="string">
            <text:p>CCS 2020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 static analysis of Apple drivers to detect vulnerabilit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kki</text:p>
          </table:table-cell>
          <table:table-cell office:value-type="string" calcext:value-type="string">
            <text:p>Exaggerated Error Handling Hurts! An In-Depth Study and Context-Aware Detection</text:p>
          </table:table-cell>
          <table:table-cell office:value-type="string" calcext:value-type="string">
            <text:p>CCS 2020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Detects error handling in the Linux kernel that unnecessarily crashes the kernel instead of terminating gracefully; not sure how useful this actually is, given its limited scop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esloLGSDZ Nerd Font Mono" svg:font-family="'MesloLGSDZ Nerd Font Mon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1T12:49:56.003349935</meta:creation-date>
    <dc:date>2020-11-11T18:16:10.982627259</dc:date>
    <meta:editing-duration>PT4H35M19S</meta:editing-duration>
    <meta:editing-cycles>6</meta:editing-cycles>
    <meta:generator>LibreOffice/7.0.3.1$Linux_X86_64 LibreOffice_project/00$Build-1</meta:generator>
    <meta:document-statistic meta:table-count="1" meta:cell-count="54" meta:object-count="0"/>
    <meta:user-defined meta:name="ProgId">Excel.Sheet</meta:user-defined>
  </office:meta>
</office:document-meta>
</file>